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3EE0A426E11F16AD.jpg" manifest:media-type="image/jpeg"/>
  <manifest:file-entry manifest:full-path="Pictures/10000201000001C0000001C0526E24E29A956F82.png" manifest:media-type="image/png"/>
  <manifest:file-entry manifest:full-path="Pictures/1000000000000500000003C0C93E36A38D0E1D32.jpg" manifest:media-type="image/jpeg"/>
  <manifest:file-entry manifest:full-path="Pictures/100002010000017E000001C4E54A65AF2E0ED93D.png" manifest:media-type="image/png"/>
  <manifest:file-entry manifest:full-path="Pictures/1000000000000500000003C091BD5AE802DC3ED3.jpg" manifest:media-type="image/jpeg"/>
  <manifest:file-entry manifest:full-path="Pictures/1000020100000184000001C44C0C73D543C5B3D0.png" manifest:media-type="image/png"/>
  <manifest:file-entry manifest:full-path="Pictures/1000020100000198000001D11E3B6153B15F5F2E.png" manifest:media-type="image/png"/>
  <manifest:file-entry manifest:full-path="Pictures/1000000000000500000003C04F3F48CBA0B01101.jpg" manifest:media-type="image/jpeg"/>
  <manifest:file-entry manifest:full-path="Pictures/100002010000018B000001B98A12E2A31F0BF87A.png" manifest:media-type="image/png"/>
  <manifest:file-entry manifest:full-path="Pictures/10000201000007D0000007D0CC42464D251CB825.png" manifest:media-type="image/png"/>
  <manifest:file-entry manifest:full-path="Pictures/1000000000000500000003C007000BE6CCB22A86.jpg" manifest:media-type="image/jpeg"/>
  <manifest:file-entry manifest:full-path="Pictures/10000201000001C8000001E6140A6E166E262B6B.png" manifest:media-type="image/png"/>
  <manifest:file-entry manifest:full-path="Pictures/1000000000000500000003C00C868AAA16A935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8f8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8568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79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86cm, 0cm, 0cm, 0cm)" draw:image-opacity="100%" style:mirror="none"/>
    </style:style>
    <style:style style:name="gr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2cm" svg:height="15.747cm" svg:x="4.064cm" svg:y="0cm">
          <draw:image xlink:href="Pictures/1000000000000500000003C04F3F48CBA0B011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0.996cm" svg:height="15.747cm" svg:x="4.15cm" svg:y="0cm">
          <draw:image xlink:href="Pictures/1000000000000500000003C091BD5AE802DC3ED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20.996cm" svg:height="15.747cm" svg:x="2.88cm" svg:y="0.001cm">
          <draw:image xlink:href="Pictures/1000000000000500000003C007000BE6CCB22A8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20.996cm" svg:height="15.747cm" svg:x="2.916cm" svg:y="-0.023cm">
          <draw:image xlink:href="Pictures/1000000000000500000003C00C868AAA16A9355A.jpg" xlink:type="simple" xlink:show="embed" xlink:actuate="onLoad">
            <text:p/>
          </draw:image>
        </draw:frame>
        <draw:frame draw:style-name="gr3" draw:text-style-name="P3" draw:layer="layout" svg:width="2.54cm" svg:height="2.54cm" svg:x="21.336cm" svg:y="8.268cm">
          <draw:image xlink:href="Pictures/10000201000007D0000007D0CC42464D251CB82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5" draw:text-style-name="P3" draw:layer="layout" svg:width="12.064cm" svg:height="12.858cm" svg:x="1.778cm" svg:y="1.27cm">
          <draw:image xlink:href="Pictures/10000201000001C8000001E6140A6E166E262B6B.png" xlink:type="simple" xlink:show="embed" xlink:actuate="onLoad">
            <text:p/>
          </draw:image>
        </draw:frame>
        <draw:frame draw:style-name="gr5" draw:text-style-name="P3" draw:layer="layout" svg:width="10.794cm" svg:height="12.302cm" svg:x="15.24cm" svg:y="1.922cm">
          <draw:image xlink:href="Pictures/1000020100000198000001D11E3B6153B15F5F2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3" draw:layer="layout" svg:width="10.106cm" svg:height="11.958cm" svg:x="-0.03cm" svg:y="2.266cm">
          <draw:image xlink:href="Pictures/100002010000017E000001C4E54A65AF2E0ED93D.png" xlink:type="simple" xlink:show="embed" xlink:actuate="onLoad">
            <text:p/>
          </draw:image>
        </draw:frame>
        <draw:frame draw:style-name="gr3" draw:text-style-name="P3" draw:layer="layout" svg:width="10.265cm" svg:height="11.958cm" svg:x="8.447cm" svg:y="2.012cm">
          <draw:image xlink:href="Pictures/1000020100000184000001C44C0C73D543C5B3D0.png" xlink:type="simple" xlink:show="embed" xlink:actuate="onLoad">
            <text:p/>
          </draw:image>
        </draw:frame>
        <draw:frame draw:style-name="gr6" draw:text-style-name="P3" draw:layer="layout" svg:width="9.652cm" svg:height="11.667cm" svg:x="18.204cm" svg:y="2.049cm">
          <draw:image xlink:href="Pictures/100002010000018B000001B98A12E2A31F0BF87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3" draw:layer="layout" svg:width="20.996cm" svg:height="13.461cm" svg:x="3.134cm" svg:y="1.016cm">
          <draw:image xlink:href="Pictures/1000000000000500000003C0C93E36A38D0E1D3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8" draw:text-style-name="P1" draw:layer="layout" svg:width="20.992cm" svg:height="15.747cm" svg:x="4.064cm" svg:y="0cm">
          <draw:image xlink:href="Pictures/1000000000000500000003C04F3F48CBA0B011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draw:style-name="gr3" draw:text-style-name="P3" draw:layer="layout" svg:width="11.852cm" svg:height="11.852cm" svg:x="8.092cm" svg:y="1.965cm">
          <draw:image xlink:href="Pictures/10000201000001C0000001C0526E24E29A956F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3" draw:layer="layout" svg:width="20.996cm" svg:height="15.747cm" svg:x="3.52cm" svg:y="0.017cm">
          <draw:image xlink:href="Pictures/1000000000000500000003C03EE0A426E11F16A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6:50:06.807500795</meta:creation-date>
    <dc:date>2018-09-07T08:34:02.865339324</dc:date>
    <meta:editing-duration>PT13H54M48S</meta:editing-duration>
    <meta:editing-cycles>5</meta:editing-cycles>
    <meta:generator>LibreOffice/6.0.3.2$Linux_X86_64 LibreOffice_project/00m0$Build-2</meta:generator>
    <meta:document-statistic meta:object-count="55"/>
  </office:meta>
</office:document-meta>
</file>